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6.0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139.21pt"/>
    </style:style>
    <style:style style:name="co5" style:family="table-column">
      <style:table-column-properties fo:break-before="auto" style:column-width="278.65pt"/>
    </style:style>
    <style:style style:name="co6" style:family="table-column">
      <style:table-column-properties fo:break-before="auto" style:column-width="272.4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fireball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2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AliExpress price (Euro)</text:p>
          </table:table-cell>
          <table:table-cell table:style-name="ce1" office:value-type="string" calcext:value-type="string">
            <text:p>Farnell price (Euro)</text:p>
          </table:table-cell>
          <table:table-cell table:style-name="ce1" office:value-type="string" calcext:value-type="string">
            <text:p>AliExpress link</text:p>
          </table:table-cell>
          <table:table-cell table:style-name="ce1" office:value-type="string" calcext:value-type="string">
            <text:p>Farnell link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C1 C2 C3 C4 C5 C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uF 35V</text:p>
          </table:table-cell>
          <table:table-cell office:value-type="float" office:value="6.9" calcext:value-type="float">
            <text:p>6.9</text:p>
          </table:table-cell>
          <table:table-cell office:value-type="float" office:value="16.32" calcext:value-type="float">
            <text:p>16.32</text:p>
          </table:table-cell>
          <table:table-cell office:value-type="string" calcext:value-type="string">
            <text:p>https://www.aliexpress.com/item/100-original-genuine-SMD-tantalum-capacitor-47-uf-35-v-tantalum-capacitor-quality-solid-SMD-package/32674324555.html</text:p>
          </table:table-cell>
          <table:table-cell office:value-type="string" calcext:value-type="string">
            <text:p>http://lv.farnell.com/kemet/t495x476k035ate300/cap-tant-47uf-35v-case-x/dp/16924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S540T3G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527" calcext:value-type="float">
            <text:p>0.527</text:p>
          </table:table-cell>
          <table:table-cell office:value-type="string" calcext:value-type="string">
            <text:p>https://www.aliexpress.com/item/Free-shipping-50PCS-SMD-SS54-1N5824-SMC-5A-40V/1982598919.html</text:p>
          </table:table-cell>
          <table:table-cell office:value-type="string" calcext:value-type="string">
            <text:p>http://lv.farnell.com/on-semiconductor/mbrs540t3g/diode-schottky-power-40v-5a-smc/dp/21018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 D3 D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14</text:p>
          </table:table-cell>
          <table:table-cell office:value-type="float" office:value="0.0276" calcext:value-type="float">
            <text:p>0.0276</text:p>
          </table:table-cell>
          <table:table-cell office:value-type="float" office:value="1.104" calcext:value-type="float">
            <text:p>1.104</text:p>
          </table:table-cell>
          <table:table-cell office:value-type="string" calcext:value-type="string">
            <text:p>https://www.aliexpress.com/item/Free-shipping-100pcs-sma-1n5819-smd-1A-40V-do-214ac-Schottky-diode-SOt-23-diode-ss14/32337470783.html</text:p>
          </table:table-cell>
          <table:table-cell office:value-type="string" calcext:value-type="string">
            <text:p>http://lv.farnell.com/multicomp/ss14/diode-schottky-1a-40v/dp/40851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 J10 J11 J12 J13 J14 J15 J16 J17 J18 J19 J2 J20 J3 J4 J5 J6 J7 J8 J9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3849-1</text:p>
          </table:table-cell>
          <table:table-cell office:value-type="float" office:value="0.16" calcext:value-type="float">
            <text:p>0.16</text:p>
          </table:table-cell>
          <table:table-cell office:value-type="float" office:value="0.588" calcext:value-type="float">
            <text:p>0.588</text:p>
          </table:table-cell>
          <table:table-cell office:value-type="string" calcext:value-type="string">
            <text:p>https://www.aliexpress.com/item/Free-shipping-100pcs-6-3-Inserts-Plug-Spring-Terminal-250-PCB-Solder-lug-DJ611-6-3/32700880913.html</text:p>
          </table:table-cell>
          <table:table-cell office:value-type="string" calcext:value-type="string">
            <text:p>http://lv.farnell.com/te-connectivity-amp/63849-1/tab-250-pcb-032tpbr/dp/17726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 L2 L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SD75-470KU</text:p>
          </table:table-cell>
          <table:table-cell office:value-type="float" office:value="0.546" calcext:value-type="float">
            <text:p>0.546</text:p>
          </table:table-cell>
          <table:table-cell office:value-type="float" office:value="2.034" calcext:value-type="float">
            <text:p>2.034</text:p>
          </table:table-cell>
          <table:table-cell office:value-type="string" calcext:value-type="string">
            <text:p>https://www.aliexpress.com/item/CD75-SMT-inductance-Copper-core-1-a-current-47-uh-470-power-inductor-7-8-7/32789994932.html</text:p>
          </table:table-cell>
          <table:table-cell office:value-type="string" calcext:value-type="string">
            <text:p>http://lv.farnell.com/multicomp/mcsd75-470ku/inductor-47uh-10-smd/dp/1864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 R5 R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J14RSFR15U</text:p>
          </table:table-cell>
          <table:table-cell office:value-type="float" office:value="0.0453" calcext:value-type="float">
            <text:p>0.0453</text:p>
          </table:table-cell>
          <table:table-cell office:value-type="float" office:value="1.287" calcext:value-type="float">
            <text:p>1.287</text:p>
          </table:table-cell>
          <table:table-cell office:value-type="string" calcext:value-type="string">
            <text:p>https://www.aliexpress.com/item/1206-SMD-Resistor-1-0-15-ohm-5000pcs-lot/32307480000.html</text:p>
          </table:table-cell>
          <table:table-cell office:value-type="string" calcext:value-type="string">
            <text:p>http://lv.farnell.com/panasonic-electronic-components/erj14rsfr15u/resistor-1210-0-25w-1-0r15/dp/17178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 U2 U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4115E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string" calcext:value-type="string">
            <text:p>https://www.aliexpress.com/item/200pcs-LOT-free-shipping-PT4115B89E-PT4115B-PT4115-4115-SOT-89-5-100-New-and-High-Quality/32359827347.html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4 U5 U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H-9RGB14G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ttps://www.aliexpress.com/item/Epileds-45mil-chip-RGB-color-high-power-9W-led-diode/1817133553.html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ummary (net)</text:p>
          </table:table-cell>
          <table:table-cell table:number-columns-repeated="2"/>
          <table:table-cell table:formula="of:=SUM([.D2:.D9])" office:value-type="float" office:value="10.8803" calcext:value-type="float">
            <text:p>10.8803</text:p>
          </table:table-cell>
          <table:table-cell table:formula="of:=SUM([.E2:.E9])" office:value-type="float" office:value="24.995" calcext:value-type="float">
            <text:p>24.995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/00/0000</text:date>, <text:time style:data-style-name="N2" text:time-value="18:20:01.373158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dc:date>2018-04-10T18:21:17.317889453</dc:date>
    <meta:editing-duration>PT52M26S</meta:editing-duration>
    <meta:editing-cycles>10</meta:editing-cycles>
    <meta:document-statistic meta:table-count="1" meta:cell-count="66" meta:object-count="0"/>
  </office:meta>
</office:document-meta>
</file>